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2.018cm"/>
    </style:style>
    <style:style style:name="co4" style:family="table-column">
      <style:table-column-properties fo:break-before="auto" style:column-width="6.255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0.928cm"/>
    </style:style>
    <style:style style:name="co7" style:family="table-column">
      <style:table-column-properties fo:break-before="auto" style:column-width="6.703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2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3ff23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s</text:p>
          </table:table-cell>
        </table:table-row>
      </table:table>
      <table:table table:name="Foglio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3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/>
          <table:table-cell office:value-type="string">
            <text:p>info teorica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formula="of:=SUM([.D7:.D15])" office:value-type="float" office:value="63">
            <text:p>63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4"/>
        </table:table-row>
      </table:table>
      <table:table table:name="Foglio4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MEC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Ingegneria dei sist. Mecc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MI</text:p>
          </table:table-cell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4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del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 sistemi di controllo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emi inf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5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6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9">
            <text:p>69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6])" office:value-type="float" office:value="63">
            <text:p>63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7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reti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8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2"/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SIR</text:p>
          </table:table-cell>
          <table:table-cell office:value-type="float" office:value="1">
            <text:p>1</text:p>
          </table:table-cell>
          <table:table-cell table:style-name="Default" office:value-type="float" office:value="63">
            <text:p>63</text:p>
          </table:table-cell>
          <table:table-cell table:style-name="Default" office:value-type="string">
            <text:p>sic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Default" office:value-type="string">
            <text:p>Nel db</text:p>
          </table:table-cell>
          <table:table-cell table:style-name="Default" office:value-type="string">
            <text:p>nel Piano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formatica III B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mpianti infor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formatica teorica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MAD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I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sicurezza dei sist inf.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AO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Gestione Aziend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formula="of:=SUM([.D7:.D15])" office:value-type="float" office:value="57">
            <text:p>57</text:p>
          </table:table-cell>
          <table:table-cell/>
          <table:table-cell table:style-name="Default" table:number-columns-repeated="2"/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ca sw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ngegnereia dei sist.contr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estione dei sistemi ICT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ntrolli Automatici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</table:table>
      <table:table table:name="Foglio9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ps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0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isc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1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IND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ing e verifica sw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2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SRT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3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reti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4" table:style-name="ta1" table:print="false"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Ingegneria informatica</text:p>
          </table:table-cell>
          <table:table-cell office:value-type="string">
            <text:p>Triennale</text:p>
          </table:table-cell>
          <table:table-cell office:value-type="string">
            <text:p>SIR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string">
            <text:p>fisic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Ingegneria del software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asi di dati I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istemi di Controllo di Gest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Reti Internet Multimedial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Algebra e log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sica tecnica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formula="of:=SUM([.D7:.D13])" office:value-type="float" office:value="39">
            <text:p>39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lettronica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Progettazione dei sistemi elettronici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istemi real-tim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utoma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Ingegneria dei sistemi di controllo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ing e verifica del softwar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Reti di telecomunicazion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Gestione della produzione industri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Gestione dell'informazione aziend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Meccanica razionale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04854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oglio15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/>
          <table:table-cell office:value-type="string">
            <text:p>Ingegneria informatica</text:p>
          </table:table-cell>
          <table:table-cell office:value-type="string">
            <text:p>Magistrale</text:p>
          </table:table-cell>
          <table:table-cell office:value-type="string">
            <text:p>IND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string">
            <text:p>(12) senza tirocini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>
            <text:p>Nel db</text:p>
          </table:table-cell>
          <table:table-cell office:value-type="string">
            <text:p>nel Pian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Robotica</text:p>
          </table:table-cell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 table:number-rows-repeated="9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number-columns-repeated="2"/>
          <table:table-cell table:formula="of:=SUM([.D7:.D14])" office:value-type="float" office:value="9">
            <text:p>9</text:p>
          </table:table-cell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6"/>
        </table:table-row>
        <table:table-row table:style-name="ro1">
          <table:table-cell table:style-name="ce1"/>
          <table:table-cell office:value-type="string">
            <text:p>Basi di dati I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Testing e verifica del software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gegneria dei Sistemi di Controllo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Gestione dei sistemi ICT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Linguaggi e compilatori 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Sicurezza dei sistemi informatici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/>
          <table:table-cell office:value-type="string">
            <text:p>Informatica teorica 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3">
          <table:table-cell table:style-name="ce1"/>
          <table:table-cell table:number-columns-repeated="6"/>
        </table:table-row>
        <table:table-row table:style-name="ro1">
          <table:table-cell/>
          <table:table-cell office:value-type="string">
            <text:p>Reti Internet multimedial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gettazione di sistemi elettronic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ti di telecomunicazione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nsori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aboratorio di Elettronica e Automatica </text:p>
          </table:table-cell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Gestione dell'informaz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sica tecnica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 cambiamento tecnolog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aziend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zionamenti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+ laboratori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ccanica dei robot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dellistica e simulazione dei sistemi meccanici 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Sistemi meccatronici 2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plicazioni ingegneristiche in ambito biomedic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alcolo numerico 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1">
          <table:table-cell/>
          <table:table-cell office:value-type="string">
            <text:p>Meccanica razionale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cienza delle costruzion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etodi e strumenti per il ciclo di vita del prodotto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logistici integrat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conomia delle reti e dei servizi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estione industriale della qualità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istemi informativi per il territorio 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25/04/2016</text:date>, <text:time>22.20.4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4:47:18</meta:creation-date>
    <meta:generator>OpenOffice/4.1.2$Unix OpenOffice.org_project/412m3$Build-9782</meta:generator>
    <dc:date>2016-04-25T22:20:40</dc:date>
    <meta:editing-duration>PT7H33M28S</meta:editing-duration>
    <meta:editing-cycles>12</meta:editing-cycles>
    <dc:title>Piano studio CL Magistrale Informatica per sito_140309.xls</dc:title>
    <meta:document-statistic meta:table-count="15" meta:cell-count="850" meta:object-count="0"/>
  </office:meta>
</office:document-meta>
</file>